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b9dc" officeooo:paragraph-rsid="0000b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Security</text:p>
      <text:p text:style-name="P1">Sample 2</text:p>
      <text:p text:style-name="P1"/>
      <text:p text:style-name="P1">x 2 5 7</text:p>
      <text:p text:style-name="P1"/>
      <text:p text:style-name="P1">1. <text:s/>If trudy has the private key they then the prior sessions are no longer protected. There is no forward secrecy, it would need to use DHE for forward secrecy.</text:p>
      <text:p text:style-name="P1">1b. <text:s/>Trudy can capture the encrypted data and decrypt it using the private key. Trudy can then reassemble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6:23:48.374364857</meta:creation-date>
    <dc:date>2019-08-13T16:35:52.913690122</dc:date>
    <meta:editing-duration>PT41S</meta:editing-duration>
    <meta:editing-cycles>1</meta:editing-cycles>
    <meta:document-statistic meta:table-count="0" meta:image-count="0" meta:object-count="0" meta:page-count="1" meta:paragraph-count="5" meta:word-count="57" meta:character-count="303" meta:non-whitespace-character-count="249"/>
    <meta:generator>LibreOffice/6.0.7.3$Linux_X86_64 LibreOffice_project/00m0$Build-3</meta:generator>
  </office:meta>
</office:document-meta>
</file>